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6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6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6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6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Mens. 08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09-02" calcext:value-type="date">
            <text:p>02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Mens. 09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10-01" calcext:value-type="date">
            <text:p>01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11-01" calcext:value-type="date">
            <text:p>0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12-02" calcext:value-type="date">
            <text:p>02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5-01-02" calcext:value-type="date">
            <text:p>02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2-03" calcext:value-type="date">
            <text:p>03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3-03" calcext:value-type="date">
            <text:p>03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4-02" calcext:value-type="date">
            <text:p>02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5-02" calcext:value-type="date">
            <text:p>02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6-02" calcext:value-type="date">
            <text:p>02/06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7-02" calcext:value-type="date">
            <text:p>02/07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8-01" calcext:value-type="date">
            <text:p>01/08/2025</text:p>
          </table:table-cell>
          <table:table-cell table:style-name="ce40" table:formula="of:=[.C13]-[.F1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9-02" calcext:value-type="date">
            <text:p>02/09/2025</text:p>
          </table:table-cell>
          <table:table-cell table:style-name="ce40" table:formula="of:=[.C14]-[.F1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Mens. 09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não</text:p>
          </table:table-cell>
          <table:table-cell table:style-name="ce31" office:value-type="float" office:value="0" calcext:value-type="float">
            <text:p>-</text:p>
          </table:table-cell>
          <table:table-cell table:style-name="ce23"/>
          <table:table-cell table:style-name="ce40" table:formula="of:=[.C15]-[.F15]" office:value-type="float" office:value="160" calcext:value-type="float">
            <text:p>160,00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15])" office:value-type="float" office:value="160" calcext:value-type="float">
            <text:p>160,00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""""""""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6">
      <number:text>R$-""""""""""""""""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/>
    </number:tim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6">
      <number:minutes number:style="long"/>
      <number:text>:</number:text>
      <number:seconds number:style="long"/>
      <number:text>,</number:text>
    </number:time-style>
    <number:number-style style:name="N14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8">
      <number:text>(</number:text>
      <number:currency-symbol/>
      <number:text>\,)</number:text>
      <style:map style:condition="value()&gt;=0" style:apply-style-name="N148P0"/>
    </number:currency-style>
    <number:number-style style:name="N150P0" style:volatile="true">
      <number:text>R$""""""""""""""""""""""""""""""""""""""""""""""""""</number:text>
    </number:number-style>
    <number:number-style style:name="N150"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""""""""""""""""""""""""""""""""""</number:text>
    </number:number-style>
    <number:number-style style:name="N154P1" style:volatile="true">
      <number:text>R$(""""""""""""""""""""""""""""""""""""""""""""""""""</number:text>
    </number:number-style>
    <number:number-style style:name="N154">
      <number:text>R$-"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7">
      <number:text>-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60">
      <number:month number:style="long"/>
      <number:text>/</number:text>
      <number:year number:style="long"/>
    </number:date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2">
      <number:text>-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4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16.067756850">00:00:00</text:time></text:span><text:span text:style-name="MT2"><text:s/></text:span></text:p>
        </style:region-center>
        <style:region-right>
          <text:p><text:span text:style-name="MT3">Clínica Centro Saúde Física Care SR Ltd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Clínica Centro de Saúde Física Care São Roque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16.06995949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10-01T10:56:16.438437261</dc:date>
    <meta:print-date>2019-10-31T18:04:07.913029257</meta:print-date>
    <dc:language>pt-PT</dc:language>
    <meta:editing-cycles>552</meta:editing-cycles>
    <meta:editing-duration>P1DT8H21M33S</meta:editing-duration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